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995cm"/>
    </style:style>
    <style:style style:name="Tabela1.B" style:family="table-column">
      <style:table-column-properties style:column-width="11.017cm"/>
    </style:style>
    <style:style style:name="Tabela1.A1" style:family="table-cell">
      <style:table-cell-properties style:vertical-align="middle" fo:padding="0.049cm" fo:border-left="0.85pt solid #808080" fo:border-right="none" fo:border-top="0.8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0.85pt solid #808080" fo:border-top="0.85pt solid #808080" fo:border-bottom="0.05pt solid #808080"/>
    </style:style>
    <style:style style:name="Tabela1.A2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1.A3" style:family="table-cell">
      <style:table-cell-properties style:vertical-align="middle" fo:padding="0.049cm" fo:border-left="0.85pt solid #808080" fo:border-right="none" fo:border-top="none" fo:border-bottom="0.85pt solid #808080"/>
    </style:style>
    <style:style style:name="Tabela1.B3" style:family="table-cell">
      <style:table-cell-properties style:vertical-align="middle" fo:padding="0.049cm" fo:border-left="0.05pt solid #808080" fo:border-right="0.85pt solid #808080" fo:border-top="none" fo:border-bottom="0.85pt solid #80808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386cm"/>
    </style:style>
    <style:style style:name="Tabela2.B" style:family="table-column">
      <style:table-column-properties style:column-width="2.723cm"/>
    </style:style>
    <style:style style:name="Tabela2.C" style:family="table-column">
      <style:table-column-properties style:column-width="7.2cm"/>
    </style:style>
    <style:style style:name="Tabela2.D" style:family="table-column">
      <style:table-column-properties style:column-width="5.703cm"/>
    </style:style>
    <style:style style:name="Tabela2.A1" style:family="table-cell">
      <style:table-cell-properties style:vertical-align="middle" fo:padding="0.049cm" fo:border-left="0.85pt solid #808080" fo:border-right="none" fo:border-top="0.85pt solid #808080" fo:border-bottom="0.05pt solid #808080"/>
    </style:style>
    <style:style style:name="Tabela2.B1" style:family="table-cell">
      <style:table-cell-properties style:vertical-align="middle" fo:padding="0.049cm" fo:border-left="0.05pt solid #808080" fo:border-right="none" fo:border-top="0.85pt solid #808080" fo:border-bottom="0.05pt solid #808080"/>
    </style:style>
    <style:style style:name="Tabela2.D1" style:family="table-cell">
      <style:table-cell-properties style:vertical-align="middle" fo:padding="0.049cm" fo:border-left="0.05pt solid #808080" fo:border-right="0.85pt solid #808080" fo:border-top="0.85pt solid #808080" fo:border-bottom="0.05pt solid #808080"/>
    </style:style>
    <style:style style:name="Tabela2.A2" style:family="table-cell">
      <style:table-cell-properties style:vertical-align="middle" fo:padding="0.049cm" fo:border-left="0.85pt solid #808080" fo:border-right="none" fo:border-top="none" fo:border-bottom="0.05pt solid #808080"/>
    </style:style>
    <style:style style:name="Tabela2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2.D2" style:family="table-cell">
      <style:table-cell-properties style:vertical-align="middle" fo:padding="0.049cm" fo:border-left="0.05pt solid #808080" fo:border-right="0.85pt solid #808080" fo:border-top="none" fo:border-bottom="0.05pt solid #808080"/>
    </style:style>
    <style:style style:name="Tabela2.A4" style:family="table-cell">
      <style:table-cell-properties style:vertical-align="middle" fo:padding="0.049cm" fo:border-left="0.85pt solid #808080" fo:border-right="none" fo:border-top="none" fo:border-bottom="0.85pt solid #808080"/>
    </style:style>
    <style:style style:name="Tabela2.B4" style:family="table-cell">
      <style:table-cell-properties style:vertical-align="middle" fo:padding="0.049cm" fo:border-left="0.05pt solid #808080" fo:border-right="none" fo:border-top="none" fo:border-bottom="0.85pt solid #808080"/>
    </style:style>
    <style:style style:name="Tabela2.D4" style:family="table-cell">
      <style:table-cell-properties style:vertical-align="middle" fo:padding="0.049cm" fo:border-left="0.05pt solid #808080" fo:border-right="0.85pt solid #808080" fo:border-top="none" fo:border-bottom="0.85pt solid #80808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7.013cm"/>
    </style:style>
    <style:style style:name="Tabela4.A1" style:family="table-cell">
      <style:table-cell-properties style:vertical-align="middle" fo:padding="0.049cm" fo:border-left="0.85pt solid #808080" fo:border-right="0.05pt solid #808080" fo:border-top="0.85pt solid #808080" fo:border-bottom="0.05pt solid #808080"/>
    </style:style>
    <style:style style:name="Tabela4.A2" style:family="table-cell">
      <style:table-cell-properties style:vertical-align="middle" fo:padding="0.049cm" fo:border-left="0.85pt solid #808080" fo:border-right="0.05pt solid #808080" fo:border-top="none" fo:border-bottom="0.05pt solid #808080"/>
    </style:style>
    <style:style style:name="Tabela4.A3" style:family="table-cell">
      <style:table-cell-properties style:vertical-align="middle" fo:padding="0.049cm" fo:border-left="0.85pt solid #808080" fo:border-right="0.05pt solid #808080" fo:border-top="none" fo:border-bottom="0.85pt solid #80808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0a99e" officeooo:paragraph-rsid="0000a99e"/>
    </style:style>
    <style:style style:name="P5" style:family="paragraph" style:parent-style-name="Text_20_body">
      <style:paragraph-properties fo:text-align="center" style:justify-single-word="false"/>
      <style:text-properties fo:font-size="32pt" officeooo:rsid="0000a99e" officeooo:paragraph-rsid="0000a99e" style:font-size-asian="28pt" style:font-size-complex="32pt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Heading_20_5">
      <style:paragraph-properties fo:text-align="center" style:justify-single-word="false"/>
    </style:style>
    <style:style style:name="P9" style:family="paragraph" style:parent-style-name="Heading_20_2">
      <style:paragraph-properties fo:text-align="center" style:justify-single-word="false"/>
      <style:text-properties officeooo:rsid="0000a99e" officeooo:paragraph-rsid="0000a99e"/>
    </style:style>
    <style:style style:name="P10" style:family="paragraph" style:parent-style-name="Heading_20_2">
      <style:paragraph-properties fo:text-align="center" style:justify-single-word="false" fo:break-before="pag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  <style:text-properties officeooo:paragraph-rsid="0000a99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00a99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0a99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LANO DE TESTES</text:p>
      <text:h text:style-name="P10" text:outline-level="2"><text:bookmark text:name="N100AE"/>Informações sobre o documento</text:h>
      <text:h text:style-name="Heading_20_5" text:outline-level="5"/>
      <text:h text:style-name="P8" text:outline-level="5"><text:bookmark text:name="N100BB"/>Sumário do documento 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1">Nome do projeto</text:p>
            </table:table-cell>
            <table:table-cell table:style-name="Tabela1.B1" office:value-type="string">
              <text:p text:style-name="P12"><text:span text:style-name="Emphasis"><text:span text:style-name="T1">Agenda de Tarefas</text:span></text:span></text:p>
            </table:table-cell>
          </table:table-row>
        </table:table-header-rows>
        <table:table-row>
          <table:table-cell table:style-name="Tabela1.A2" office:value-type="string">
            <text:p text:style-name="P13"><text:span text:style-name="Strong_20_Emphasis">Autores do documento</text:span></text:p>
          </table:table-cell>
          <table:table-cell table:style-name="Tabela1.B2" office:value-type="string">
            <text:p text:style-name="P13"><text:span text:style-name="Emphasis">Nomes</text:span></text:p>
          </table:table-cell>
        </table:table-row>
        <table:table-row>
          <table:table-cell table:style-name="Tabela1.A3" office:value-type="string">
            <text:p text:style-name="P13"><text:span text:style-name="Strong_20_Emphasis">Data</text:span></text:p>
          </table:table-cell>
          <table:table-cell table:style-name="Tabela1.B3" office:value-type="string">
            <text:p text:style-name="P14"><text:span text:style-name="Emphasis"><text:span text:style-name="T1">05/10/2016</text:span></text:span></text:p>
          </table:table-cell>
        </table:table-row>
      </table:table>
      <text:h text:style-name="Heading_20_5" text:outline-level="5"/>
      <text:h text:style-name="P8" text:outline-level="5"><text:bookmark text:name="N100F1"/>Sumário de alterações do Documento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11">Versão</text:p>
            </table:table-cell>
            <table:table-cell table:style-name="Tabela2.B1" office:value-type="string">
              <text:p text:style-name="P11">Data</text:p>
            </table:table-cell>
            <table:table-cell table:style-name="Tabela2.B1" office:value-type="string">
              <text:p text:style-name="P11">Descrição</text:p>
            </table:table-cell>
            <table:table-cell table:style-name="Tabela2.D1" office:value-type="string">
              <text:p text:style-name="P11">Responsável</text:p>
            </table:table-cell>
          </table:table-row>
        </table:table-header-rows>
        <table:table-row>
          <table:table-cell table:style-name="Tabela2.A2" office:value-type="string">
            <text:p text:style-name="P13">0.1 </text:p>
          </table:table-cell>
          <table:table-cell table:style-name="Tabela2.B2" office:value-type="string">
            <text:p text:style-name="P14"><text:span text:style-name="Emphasis"><text:span text:style-name="T1">05/10/2016</text:span></text:span></text:p>
          </table:table-cell>
          <table:table-cell table:style-name="Tabela2.B2" office:value-type="string">
            <text:p text:style-name="P13"><text:span text:style-name="Emphasis">Primeiro esboço do documento criado</text:span></text:p>
          </table:table-cell>
          <table:table-cell table:style-name="Tabela2.D2" office:value-type="string">
            <text:p text:style-name="P14"><text:span text:style-name="Emphasis"><text:span text:style-name="T1">Rodolfo/Jerffeson</text:span></text:span></text:p>
          </table:table-cell>
        </table:table-row>
        <table:table-row>
          <table:table-cell table:style-name="Tabela2.A2" office:value-type="string">
            <text:p text:style-name="P13"><text:span text:style-name="Emphasis">0.2</text:span></text:p>
          </table:table-cell>
          <table:table-cell table:style-name="Tabela2.B2" office:value-type="string">
            <text:p text:style-name="P13"><text:span text:style-name="Emphasis">DD/MM/AAAA</text:span></text:p>
          </table:table-cell>
          <table:table-cell table:style-name="Tabela2.B2" office:value-type="string">
            <text:p text:style-name="P13"><text:span text:style-name="Emphasis">&lt;Documento revisado e editado&gt;</text:span></text:p>
          </table:table-cell>
          <table:table-cell table:style-name="Tabela2.D2" office:value-type="string">
            <text:p text:style-name="P13"><text:span text:style-name="Emphasis">Nome</text:span></text:p>
          </table:table-cell>
        </table:table-row>
        <table:table-row>
          <table:table-cell table:style-name="Tabela2.A4" office:value-type="string">
            <text:p text:style-name="P13">1.0 </text:p>
          </table:table-cell>
          <table:table-cell table:style-name="Tabela2.B4" office:value-type="string">
            <text:p text:style-name="P13"><text:span text:style-name="Emphasis">DD/MM/AAAA</text:span></text:p>
          </table:table-cell>
          <table:table-cell table:style-name="Tabela2.B4" office:value-type="string">
            <text:p text:style-name="P13"><text:span text:style-name="Emphasis">&lt;Aprovado&gt;</text:span></text:p>
          </table:table-cell>
          <table:table-cell table:style-name="Tabela2.D4" office:value-type="string">
            <text:p text:style-name="P13"><text:span text:style-name="Emphasis">Nome</text:span></text:p>
          </table:table-cell>
        </table:table-row>
      </table:table>
      <text:h text:style-name="Heading_20_5" text:outline-level="5"/>
      <text:h text:style-name="P8" text:outline-level="5"><text:bookmark text:name="N1016B"/>Documentos de Referência</text:h>
      <table:table table:name="Tabela4" table:style-name="Tabela4">
        <table:table-column table:style-name="Tabela4.A"/>
        <table:table-header-rows>
          <table:table-row>
            <table:table-cell table:style-name="Tabela4.A1" office:value-type="string">
              <text:p text:style-name="P11">Documento</text:p>
            </table:table-cell>
          </table:table-row>
        </table:table-header-rows>
        <table:table-row>
          <table:table-cell table:style-name="Tabela4.A2" office:value-type="string">
            <text:p text:style-name="P13"><text:span text:style-name="Emphasis">Plano do projeto</text:span></text:p>
          </table:table-cell>
        </table:table-row>
        <table:table-row>
          <table:table-cell table:style-name="Tabela4.A3" office:value-type="string">
            <text:p text:style-name="P13"><text:span text:style-name="Emphasis">Especificação dos requ</text:span><text:span text:style-name="Emphasis"><text:span text:style-name="T1">isitos</text:span></text:span></text:p>
          </table:table-cell>
        </table:table-row>
      </table:table>
      <text:p text:style-name="P3"/>
      <text:h text:style-name="Heading_20_2" text:outline-level="2"><text:bookmark text:name="N10192"/>1 Introdução</text:h>
      <text:p text:style-name="Text_20_body">Na Introdução os objetivos gerais do Plano de Teste são apresentados de forma clara e não detalhada.</text:p>
      <text:h text:style-name="Heading_20_2" text:outline-level="2"><text:bookmark text:name="N101A7"/>2 Ambiente e Configuração dos Testes</text:h>
      <text:p text:style-name="Text_20_body">Nesta sessão são descritos o ambiente de testes e as configurações necessárias para a execução deles. </text:p>
      <text:h text:style-name="Heading_20_3" text:outline-level="3"><text:bookmark text:name="N101AE"/>2.1 Plataformas</text:h>
      <text:p text:style-name="Text_20_body">Os testes devem ser executados em todas as plataformas suportadas pelo software, pois é necessária uma documentação que sustente essa garantia de suporte dada pelo fabricante do software. Cada uma das platoformas a serem usadas nos testes deve ser descrita com detalhe, com foco nas características mais relavantes ao sotware a ser testado: tipo de máquina, capacidade de processamento, sistema operacional, quantidade de memória disponível...</text:p>
      <text:h text:style-name="Heading_20_3" text:outline-level="3"><text:bookmark text:name="N101B4"/><text:soft-page-break/>2.2 Configurações</text:h>
      <text:p text:style-name="Text_20_body">Assim como as plataformas, as configurações usadas em cada ambiente de testes devem ser descritas detalhadamente: softwares relacionados àquele a ser testado, drivers necessários ao seu uso, entre outras.</text:p>
      <text:h text:style-name="Heading_20_2" text:outline-level="2"><text:bookmark text:name="N101BA"/>3 Análise e Estratégia de Teste</text:h>
      <text:p text:style-name="Text_20_body">A análise e a estratégia de teste são descritas minuciosamente nesta sessão, que abrange os objetivos, as dependências, a preparação e finalmente os casos de teste.</text:p>
      <text:h text:style-name="Heading_20_3" text:outline-level="3"><text:bookmark text:name="N101C1"/>3.1 Objetivos dos testes</text:h>
      <text:p text:style-name="Text_20_body">Os objetivos dos testes são pautados pelas características finais desejadas do software: segurança, integração com outros processos ou softwares e geração de determinados dados são alguns exemplos.</text:p>
      <text:p text:style-name="Text_20_body"><text:span text:style-name="Strong_20_Emphasis">3.1.1 Obj 1 -</text:span> &lt;<text:span text:style-name="Emphasis">Definição do objetivo. Exemplo: Segurança</text:span>&gt; </text:p>
      <text:list xml:id="list2828919949473291619" text:style-name="L1">
        <text:list-item>
          <text:p text:style-name="P6"><text:span text:style-name="Strong_20_Emphasis">Condição do teste</text:span>: &lt;<text:span text:style-name="Emphasis">Condição que deve ser atendida para que o objetivo seja satisfeito. Exemplo: Somente usuários autorizados devem ter acesso às funcionalidades do software.</text:span>&gt; </text:p>
        </text:list-item>
        <text:list-item>
          <text:p text:style-name="P6"><text:span text:style-name="Strong_20_Emphasis">Abordagem</text:span>: &lt;<text:span text:style-name="Emphasis">De que forma esse objetivo pode ser avaliado? Exemplo: Devem ser usadas combinações corretas e incorretas/inválidas de usuário e senha na tela de autenticação do usuário.</text:span>&gt; </text:p>
        </text:list-item>
        <text:list-item>
          <text:p text:style-name="P1"><text:span text:style-name="Strong_20_Emphasis">Critério de aceitação</text:span>: &lt;<text:span text:style-name="Emphasis">Critério que define se o obejtivo foi atendido. Exemplo: O processo de autenticação para uso do software deve negar acesso em caso de combinações incorretas de usuário e senha e permitir o acesso quando a combinação fornecida for correta.</text:span>&gt; </text:p>
        </text:list-item>
      </text:list>
      <text:h text:style-name="Heading_20_3" text:outline-level="3"><text:bookmark text:name="N101E4"/>3.2 Dependências dos casos de teste</text:h>
      <text:p text:style-name="Text_20_body">Nessa sessão são descritos os requisitos que devem ser atendidos para a realização dos testes. Pode ser necessária a preparação de dados de entrada para que o software os reconheça, por exemplo.</text:p>
      <text:h text:style-name="Heading_20_3" text:outline-level="3"><text:bookmark text:name="N101EA"/>3.3 Preparação para os casos de teste</text:h>
      <text:p text:style-name="Text_20_body">Tudo o que deve ser preparado antes de se iniciar a execução dos testes é descrito nessa sessão, como por exemplo a preparação de ambiente, upgrade/downgrade das dependências, ou qualquer outro passo que necessita estar previamente configurado antes do teste.</text:p>
      <text:h text:style-name="Heading_20_3" text:outline-level="3"><text:bookmark text:name="N101F0"/>3.4 Casos de teste</text:h>
      <text:p text:style-name="Text_20_body">Os casos de teste definem com detalhe os procedimentos a serem seguidos durante a execução dos testes.</text:p>
      <text:p text:style-name="Text_20_body"><text:span text:style-name="Strong_20_Emphasis">3.4.1 CT 1 -</text:span> &lt;Nome&gt; </text:p>
      <text:list xml:id="list4043004091884519952" text:style-name="L2">
        <text:list-item>
          <text:p text:style-name="P7"><text:span text:style-name="Strong_20_Emphasis">Descrição</text:span>: &lt;<text:span text:style-name="Emphasis">Em que consiste esse caso de teste? Exemplo: Verificar se um usuário não autorizado consegue acessar as funcionalidades do software.</text:span>&gt; </text:p>
        </text:list-item>
        <text:list-item>
          <text:p text:style-name="P7"><text:span text:style-name="Strong_20_Emphasis">Tempo estimado</text:span>: &lt;<text:span text:style-name="Emphasis">Qual é a duração estimada desse teste? Exemplo: A verificação para autenticação deve ser feita em até 3 segundos.</text:span>&gt; </text:p>
        </text:list-item>
        <text:list-item>
          <text:p text:style-name="P7"><text:soft-page-break/><text:span text:style-name="Strong_20_Emphasis">Critério de saída</text:span>: &lt;<text:span text:style-name="Emphasis">Quais ações ou dados de saída são esperados? Exemplo: O acesso deve ser negado e uma mensagem exibida ao usuário.</text:span>&gt; </text:p>
        </text:list-item>
        <text:list-item>
          <text:p text:style-name="P7"><text:span text:style-name="Strong_20_Emphasis">Requisitos do ambiente</text:span>: &lt;<text:span text:style-name="Emphasis">Quais os requisitos do ambiente para a realização desse teste? Exemplo: O software a ser testado deve estar instalado no ambiente de testes.</text:span>&gt; </text:p>
        </text:list-item>
        <text:list-item>
          <text:p text:style-name="P2"><text:span text:style-name="Strong_20_Emphasis">Objetivos mapeados</text:span>: &lt;<text:span text:style-name="Emphasis">Quais objetivos são mapeados com esse teste? Exemplo: Obj 1 - Segurança</text:span>&gt; </text:p>
        </text:list-item>
      </text:list>
      <text:h text:style-name="Heading_20_2" text:outline-level="2"><text:bookmark text:name="N1021E"/>4 Execução dos Testes</text:h>
      <text:h text:style-name="Heading_20_3" text:outline-level="3"><text:bookmark text:name="N10223"/>4.1 Cobertura</text:h>
      <text:p text:style-name="Text_20_body">Essa sessão lista as funcionalidades do software que são cobertas pelos testes do Plano, além de outros aspectos, como usabilidade, performance e segurança. Ela não deve ter um caráter técnico, e sim deve ser feita sob o ponto de vista do usuário, abordando o que interessará a ele e refletindo o que será testado através dos casos de teste.</text:p>
      <text:h text:style-name="Heading_20_3" text:outline-level="3"><text:bookmark text:name="N10229"/>4.2 Resultados</text:h>
      <text:p text:style-name="Text_20_body">A importância de se registrar os resultados dos testes é muito grande: eles são a base para a criação de itens de trabalho para reparo e replanejamento durante o desenvolvimento. E, ao final do desenvolvimento, a compilação dos resultados dos testes bem-sucedidos são um indicativo relevante da confiabilidade daquele software.</text:p>
      <text:h text:style-name="Heading_20_2" text:outline-level="2"><text:bookmark text:name="N1022F"/>5 Lições aprendidas</text:h>
      <text:p text:style-name="Text_20_body">O registro das lições aprendidas durante os testes realizados é um material de consulta muito útil para a criação de novos Planos de Teste, especialmente para pessoas que não participaram dos testes definidos nesse Plano, e para testadores com menos experiência na área. Essa é uma sessão que resume o que pode ser feito de forma melhor em novos testes, especialmente em Planos de Teste de Software semelhantes ao test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5:10:42.234687646</meta:creation-date>
    <meta:generator>LibreOffice/5.1.4.2$Linux_X86_64 LibreOffice_project/10m0$Build-2</meta:generator>
    <dc:date>2016-10-05T15:21:09.900547049</dc:date>
    <meta:editing-duration>PT10M27S</meta:editing-duration>
    <meta:editing-cycles>2</meta:editing-cycles>
    <meta:document-statistic meta:table-count="3" meta:image-count="0" meta:object-count="0" meta:page-count="4" meta:paragraph-count="65" meta:word-count="779" meta:character-count="4949" meta:non-whitespace-character-count="4229"/>
  </office:meta>
</office:document-meta>
</file>